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cccccc" draw:textarea-horizontal-align="justify" draw:textarea-vertical-align="middle" draw:auto-grow-height="false" fo:min-height="4.7cm" fo:min-width="4.45cm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204cm" svg:height="8.293cm" draw:transform="rotate (-0.0185004900711408) translate (8.04902603985936cm 12.0071627133329cm)" svg:viewBox="0 0 10205 8294" svg:d="M4 8294c-107-5799 1748-8234 4948-8293 3199-59 5038 2007 5253 8204">
          <text:p/>
        </draw:path>
        <draw:custom-shape draw:style-name="gr3" draw:text-style-name="P3" draw:layer="layout" svg:width="7cm" svg:height="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5T15:12:40.315000000</dc:date>
    <meta:editing-duration>PT8M7S</meta:editing-duration>
    <meta:editing-cycles>1</meta:editing-cycles>
    <meta:generator>LibreOffice/6.3.2.2$Windows_X86_64 LibreOffice_project/98b30e735bda24bc04ab42594c85f7fd8be07b9c</meta:generator>
    <meta:document-statistic meta:object-count="3"/>
  </office:meta>
</office:document-meta>
</file>